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mazon Ember" svg:font-family="'Amazon Ember', Arial, sans-serif"/>
    <style:font-face style:name="Montserrat" svg:font-family="Montserrat, sans-serif"/>
    <style:font-face style:name="Arial3" svg:font-family="Arial" style:font-family-generic="swiss"/>
    <style:font-face style:name="Arial" svg:font-family="Arial" style:font-family-generic="roman" style:font-pitch="variable"/>
    <style:font-face style:name="ArialUnicodeMS" svg:font-family="ArialUnicodeMS" style:font-family-generic="roman" style:font-pitch="variable"/>
    <style:font-face style:name="ArialUnicodeMS,Bold" svg:font-family="'ArialUnicodeMS,Bold'" style:font-family-generic="roman" style:font-pitch="variable"/>
    <style:font-face style:name="Liberation Serif" svg:font-family="'Liberation Serif'" style:font-family-generic="roman" style:font-pitch="variable"/>
    <style:font-face style:name="SemplicitaPro-Bold" svg:font-family="SemplicitaPro-Bold" style:font-family-generic="roman" style:font-pitch="variable"/>
    <style:font-face style:name="Arial1" svg:font-family="Arial" style:font-family-generic="swiss" style:font-pitch="variable"/>
    <style:font-face style:name="ArialUnicodeMS1" svg:font-family="ArialUnicodeMS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3">
      <style:paragraph-properties fo:line-height="200%"/>
      <style:text-properties fo:font-size="14pt" officeooo:rsid="0010a2dd" officeooo:paragraph-rsid="0010a2dd" style:font-size-asian="14pt" style:font-size-complex="14pt"/>
    </style:style>
    <style:style style:name="P2" style:family="paragraph" style:parent-style-name="Standard" style:list-style-name="L3">
      <style:paragraph-properties fo:line-height="200%"/>
      <style:text-properties fo:font-size="14pt" officeooo:paragraph-rsid="000d1bd4" style:font-size-asian="14pt" style:font-size-complex="14pt"/>
    </style:style>
    <style:style style:name="P3" style:family="paragraph" style:parent-style-name="Standard" style:list-style-name="L3">
      <style:paragraph-properties fo:line-height="200%"/>
      <style:text-properties fo:font-size="14pt" officeooo:paragraph-rsid="0010a2dd" style:font-size-asian="14pt" style:font-size-complex="14pt"/>
    </style:style>
    <style:style style:name="P4" style:family="paragraph" style:parent-style-name="Standard" style:list-style-name="L3">
      <style:paragraph-properties fo:line-height="200%"/>
      <style:text-properties fo:font-size="14pt" officeooo:paragraph-rsid="0010f927" style:font-size-asian="14pt" style:font-size-complex="14pt"/>
    </style:style>
    <style:style style:name="P5" style:family="paragraph" style:parent-style-name="Standard" style:list-style-name="L3">
      <style:paragraph-properties fo:line-height="200%"/>
      <style:text-properties fo:font-size="14pt" officeooo:rsid="0010f927" officeooo:paragraph-rsid="0010f927" style:font-size-asian="14pt" style:font-size-complex="14pt"/>
    </style:style>
    <style:style style:name="P6" style:family="paragraph" style:parent-style-name="Standard">
      <style:text-properties fo:font-size="13pt" fo:font-weight="bold" officeooo:rsid="00092849" officeooo:paragraph-rsid="000cfa0b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rsid="000a92a5" officeooo:paragraph-rsid="000a92a5" style:font-size-asian="13pt" style:font-weight-asian="bold" style:font-size-complex="13pt" style:font-weight-complex="bold"/>
    </style:style>
    <style:style style:name="P8" style:family="paragraph" style:parent-style-name="Standard" style:list-style-name="L1">
      <loext:graphic-properties draw:fill="none"/>
      <style:paragraph-properties fo:background-color="transparent"/>
      <style:text-properties fo:font-size="13pt" officeooo:paragraph-rsid="000b7f9a" style:font-size-asian="13pt" style:font-size-complex="13pt"/>
    </style:style>
    <style:style style:name="P9" style:family="paragraph" style:parent-style-name="Standard" style:list-style-name="L1">
      <style:paragraph-properties fo:line-height="115%"/>
      <style:text-properties fo:font-size="13pt" style:font-size-asian="13pt" style:font-size-complex="13pt"/>
    </style:style>
    <style:style style:name="P10" style:family="paragraph" style:parent-style-name="Standard" style:list-style-name="L2">
      <style:paragraph-properties fo:line-height="115%"/>
      <style:text-properties fo:font-size="13pt" style:font-size-asian="13pt" style:font-size-complex="13pt"/>
    </style:style>
    <style:style style:name="P11" style:family="paragraph" style:parent-style-name="Standard" style:list-style-name="L2">
      <style:paragraph-properties fo:line-height="115%"/>
      <style:text-properties fo:font-size="13pt" officeooo:paragraph-rsid="000cfa0b" style:font-size-asian="13pt" style:font-size-complex="13pt"/>
    </style:style>
    <style:style style:name="P12" style:family="paragraph" style:parent-style-name="Standard" style:list-style-name="L3">
      <style:text-properties officeooo:paragraph-rsid="000d1bd4"/>
    </style:style>
    <style:style style:name="P13" style:family="paragraph" style:parent-style-name="Standard" style:list-style-name="L3">
      <style:text-properties officeooo:paragraph-rsid="0010a2dd"/>
    </style:style>
    <style:style style:name="P14" style:family="paragraph" style:parent-style-name="Standard" style:list-style-name="L3">
      <style:text-properties style:font-name="Arial1" fo:font-weight="normal" officeooo:paragraph-rsid="000d1bd4" style:font-weight-asian="normal" style:font-weight-complex="normal"/>
    </style:style>
    <style:style style:name="P15" style:family="paragraph" style:parent-style-name="Standard" style:list-style-name="L3">
      <style:paragraph-properties fo:line-height="200%"/>
      <style:text-properties style:font-name="Arial1" fo:font-size="14pt" fo:font-weight="normal" officeooo:paragraph-rsid="000d1bd4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break-before="page"/>
      <style:text-properties fo:font-size="14pt" officeooo:paragraph-rsid="000cfa0b" style:font-size-asian="14pt" style:font-size-complex="14pt"/>
    </style:style>
    <style:style style:name="P18" style:family="paragraph" style:parent-style-name="Standard" style:list-style-name="L1" style:master-page-name="">
      <style:paragraph-properties fo:line-height="115%" style:page-number="auto"/>
      <style:text-properties fo:font-size="13pt" officeooo:paragraph-rsid="000b7f9a" style:font-size-asian="13pt" style:font-size-complex="13pt"/>
    </style:style>
    <style:style style:name="T1" style:family="text">
      <style:text-properties officeooo:rsid="000a92a5"/>
    </style:style>
    <style:style style:name="T2" style:family="text">
      <style:text-properties officeooo:rsid="000cfa0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cfa0b" style:font-weight-asian="bold" style:font-weight-complex="bold"/>
    </style:style>
    <style:style style:name="T5" style:family="text">
      <style:text-properties fo:font-weight="bold" officeooo:rsid="000d1bd4" style:font-weight-asian="bold" style:font-weight-complex="bold"/>
    </style:style>
    <style:style style:name="T6" style:family="text">
      <style:text-properties fo:font-weight="bold" officeooo:rsid="0010f927" style:font-weight-asian="bold" style:font-weight-complex="bold"/>
    </style:style>
    <style:style style:name="T7" style:family="text">
      <style:text-properties fo:font-size="20pt" fo:font-weight="bold" officeooo:rsid="000cfa0b" style:font-size-asian="20pt" style:font-weight-asian="bold" style:font-size-complex="20pt" style:font-weight-complex="bold"/>
    </style:style>
    <style:style style:name="T8" style:family="text">
      <style:text-properties fo:font-size="20pt" fo:font-weight="bold" officeooo:rsid="000d1bd4" style:font-size-asian="20pt" style:font-weight-asian="bold" style:font-size-complex="20pt" style:font-weight-complex="bold"/>
    </style:style>
    <style:style style:name="T9" style:family="text">
      <style:text-properties fo:font-size="20pt" fo:font-weight="bold" officeooo:rsid="0010f927" style:font-size-asian="20pt" style:font-weight-asian="bold" style:font-size-complex="20pt" style:font-weight-complex="bold"/>
    </style:style>
    <style:style style:name="T10" style:family="text">
      <style:text-properties officeooo:rsid="000d1bd4"/>
    </style:style>
    <style:style style:name="T11" style:family="text">
      <style:text-properties fo:font-size="12pt" officeooo:rsid="000d1bd4" style:font-size-asian="12pt" style:font-size-complex="12pt"/>
    </style:style>
    <style:style style:name="T12" style:family="text">
      <style:text-properties fo:font-size="12pt" officeooo:rsid="000ee231" style:font-size-asian="12pt" style:font-size-complex="12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0d1bd4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10f927" style:font-size-asian="12pt" style:font-weight-asian="bold" style:font-size-complex="12pt" style:font-weight-complex="bold"/>
    </style:style>
    <style:style style:name="T16" style:family="text">
      <style:text-properties fo:color="#000000" loext:opacity="100%" style:font-name="Arial1" fo:font-size="12pt" fo:font-weight="normal" officeooo:rsid="000d1bd4" style:font-size-asian="12pt" style:font-weight-asian="normal" style:font-size-complex="12pt" style:font-weight-complex="normal"/>
    </style:style>
    <style:style style:name="T17" style:family="text">
      <style:text-properties fo:color="#000000" loext:opacity="100%" style:font-name="Arial1"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color="#000000" loext:opacity="100%" style:font-name="Arial1" fo:font-weight="normal" officeooo:rsid="000d1bd4" style:font-weight-asian="normal" style:font-weight-complex="normal"/>
    </style:style>
    <style:style style:name="T19" style:family="text">
      <style:text-properties fo:color="#000000" loext:opacity="100%" style:font-name="Arial1" fo:font-weight="normal" style:font-weight-asian="normal" style:font-weight-complex="normal"/>
    </style:style>
    <style:style style:name="T20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font-name="Arial1" fo:font-size="12pt" fo:font-weight="normal" officeooo:rsid="000d1bd4" style:font-size-asian="12pt" style:font-weight-asian="normal" style:font-size-complex="12pt" style:font-weight-complex="normal"/>
    </style:style>
    <style:style style:name="T22" style:family="text">
      <style:text-properties style:font-name="Arial1" fo:font-size="12pt" fo:font-weight="normal" officeooo:rsid="000ee231" style:font-size-asian="12pt" style:font-weight-asian="normal" style:font-size-complex="12pt" style:font-weight-complex="normal"/>
    </style:style>
    <style:style style:name="T23" style:family="text">
      <style:text-properties style:font-name="Arial1" fo:font-size="12pt" fo:font-weight="normal" officeooo:rsid="0010a2dd" style:font-size-asian="12pt" style:font-weight-asian="normal" style:font-size-complex="12pt" style:font-weight-complex="normal"/>
    </style:style>
    <style:style style:name="T24" style:family="text">
      <style:text-properties style:font-name="Arial1" fo:font-size="14pt" fo:font-weight="normal" officeooo:rsid="000d1bd4" style:font-size-asian="14pt" style:font-weight-asian="normal" style:font-size-complex="14pt" style:font-weight-complex="normal"/>
    </style:style>
    <style:style style:name="T25" style:family="text">
      <style:text-properties style:font-name="Arial1" fo:font-weight="normal" style:font-weight-asian="normal" style:font-weight-complex="normal"/>
    </style:style>
    <style:style style:name="T26" style:family="text">
      <style:text-properties style:font-name="Arial1" fo:font-weight="normal" officeooo:rsid="000d1bd4" style:font-weight-asian="normal" style:font-weight-complex="normal"/>
    </style:style>
    <style:style style:name="T27" style:family="text">
      <style:text-properties style:font-name="Arial1" fo:font-weight="normal" officeooo:rsid="000ee231" style:font-weight-asian="normal" style:font-weight-complex="normal"/>
    </style:style>
    <style:style style:name="T28" style:family="text">
      <style:text-properties style:font-name="Arial1" fo:font-weight="normal" officeooo:rsid="0010a2dd" style:font-weight-asian="normal" style:font-weight-complex="normal"/>
    </style:style>
    <style:style style:name="T29" style:family="text">
      <style:text-properties style:font-name="Arial1" fo:font-weight="normal" officeooo:rsid="0010f927" style:font-weight-asian="normal" style:font-weight-complex="normal"/>
    </style:style>
    <style:style style:name="T30" style:family="text">
      <style:text-properties fo:font-variant="normal" fo:text-transform="none" fo:color="#0f1111" loext:opacity="100%" style:font-name="Arial1" fo:font-size="12pt" fo:letter-spacing="normal" fo:font-style="normal" fo:font-weight="normal" officeooo:rsid="000d1bd4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0f1111" loext:opacity="100%" style:font-name="Arial1" fo:letter-spacing="normal" fo:font-style="normal" fo:font-weight="normal" officeooo:rsid="000d1bd4" style:font-weight-asian="normal" style:font-weight-complex="normal"/>
    </style:style>
    <style:style style:name="T32" style:family="text">
      <style:text-properties officeooo:rsid="000ee231"/>
    </style:style>
    <style:style style:name="T33" style:family="text">
      <style:text-properties officeooo:rsid="0010f927"/>
    </style:style>
    <style:style style:name="T34" style:family="text">
      <style:text-properties fo:font-size="14pt" fo:font-weight="bold" officeooo:rsid="000d1bd4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3cm" fo:text-indent="-0.635cm" fo:margin-left="1.2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28cm" fo:text-indent="-0.635cm" fo:margin-left="1.9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3cm" fo:text-indent="-0.635cm" fo:margin-left="2.5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98cm" fo:text-indent="-0.635cm" fo:margin-left="3.1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3cm" fo:text-indent="-0.635cm" fo:margin-left="3.8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68cm" fo:text-indent="-0.635cm" fo:margin-left="4.4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3cm" fo:text-indent="-0.635cm" fo:margin-left="5.1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38cm" fo:text-indent="-0.635cm" fo:margin-left="5.7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3cm" fo:text-indent="-0.635cm" fo:margin-left="6.3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08cm" fo:text-indent="-0.635cm" fo:margin-left="7.008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<text:span text:style-name="T7">P</text:span><text:span text:style-name="T8">rojektbeschreibung </text:span><text:span text:style-name="T9">Inselsolaranlage</text:span></text:p>
      <text:list xml:id="list2806772255" text:style-name="L3">
        <text:list-header>
          <text:p text:style-name="P12"><text:span text:style-name="T14"/></text:p>
        </text:list-header>
      </text:list>
      <text:p text:style-name="P16"><text:span text:style-name="T10">I</text:span>nselsolaranlage mit 24V Batteriebank, Laderegler und Wechselrichter. Unterstützt durch einen Batteriemonitor, Leistungstrennschalter und einem Netzvorrangschalt-Relais im Falle einer Unterversorgung durch die Batterien <text:span text:style-name="T33">oder abgschaltetem Wechselrichter</text:span>.</text:p>
      <text:list xml:id="list101631321105876" text:continue-numbering="true" text:style-name="L3">
        <text:list-header>
          <text:p text:style-name="P14"><text:span text:style-name="T11"/></text:p>
        </text:list-header>
        <text:list-item>
          <text:p text:style-name="P15"><text:span text:style-name="T10">Solar</text:span><text:span text:style-name="T32">module</text:span><text:span text:style-name="T10">: </text:span><text:span text:style-name="T32">6 x </text:span><text:span text:style-name="T10">Meyer Burger Black 375 Wp </text:span><text:span text:style-name="T32">= </text:span><text:span text:style-name="T10">2250W (3 * 44V = 133V) * (2 * 10A = 20A)</text:span></text:p>
        </text:list-item>
        <text:list-item>
          <text:p text:style-name="P2"><text:span text:style-name="T26">Solar-Anschlussbox </text:span><text:span text:style-name="T29">Weidmüller</text:span><text:span text:style-name="T26"> (</text:span><text:span text:style-name="T18">DC-</text:span><text:span text:style-name="T19">Überspannungsschutz </text:span><text:span text:style-name="T18">mit Solar-Last-Trennschalter)</text:span><text:span text:style-name="T19"> </text:span><text:span text:style-name="T26"><text:s/></text:span></text:p>
        </text:list-item>
        <text:list-item>
          <text:p text:style-name="P2"><text:span text:style-name="T26">Zusätzlicher Solar-Last-Trennschalter </text:span><text:span text:style-name="T27">(</text:span><text:span text:style-name="T28">max. </text:span><text:span text:style-name="T27">500V, 32A) an der Anlage im Haus</text:span></text:p>
        </text:list-item>
        <text:list-item>
          <text:p text:style-name="P2"><text:bookmark text:name="productTitle"/><text:bookmark text:name="title"/><text:span text:style-name="T31">Victron SmartSolar MPPT Solarladeregler 150/70 TR 24V 150V PV 70A</text:span></text:p>
        </text:list-item>
        <text:list-item>
          <text:p text:style-name="P4"><text:span text:style-name="T28">Zusatzsicherung (100A) vor den Batterien.</text:span></text:p>
        </text:list-item>
        <text:list-item>
          <text:p text:style-name="P4"><text:span text:style-name="T27">Batterie-Last-Trennschalter </text:span><text:span text:style-name="T28">(max. 48V, 275A)</text:span></text:p>
        </text:list-item>
        <text:list-item>
          <text:p text:style-name="P3"><text:span text:style-name="T28">Power Queen LiFePO4 (100Ah 12V zu 4 x 2 x 12V = 4 x 24V * 100Ah = 10kWh)</text:span></text:p>
        </text:list-item>
        <text:list-item>
          <text:p text:style-name="P3"><text:span text:style-name="T28">Victron B</text:span><text:span text:style-name="T29">a</text:span><text:span text:style-name="T28">tterie-Monitor BMV-712 Smart zur </text:span><text:span text:style-name="T29">Ü</text:span><text:span text:style-name="T28">berwachung der Batterie </text:span><text:span text:style-name="T29">des Verbrauchs </text:span><text:span text:style-name="T28">und des Ladezustandes</text:span></text:p>
        </text:list-item>
        <text:list-item>
          <text:p text:style-name="P1"><text:span text:style-name="T29">Wechselrichter (</text:span><text:span text:style-name="T28">G</text:span><text:span text:style-name="T25">iandel PS2000KAR-24V </text:span><text:span text:style-name="T29">Reiner S</text:span><text:span text:style-name="T25">inus 2000W)</text:span></text:p>
        </text:list-item>
        <text:list-item>
          <text:p text:style-name="P1"><text:span text:style-name="T25">Netzvorrangrelais zum Umschalten auf Netzbetrieb bei fehlender Wechselrichterspannung.</text:span></text:p>
        </text:list-item>
        <text:list-item>
          <text:p text:style-name="P5">FI-Schutzschalter (ABB F202 A-25/0.03, 25A 30mA)</text:p>
          <text:p text:style-name="P13"><text:span text:style-name="T24"><text:line-break/></text:span><text:span text:style-name="T34"><text:line-break/></text:span><text:span text:style-name="T8"><text:line-break/></text:span></text:p>
        </text:list-item>
      </text:list>
      <text:p text:style-name="P17"><text:span text:style-name="T7">Sicherheitsaspekte</text:span><text:span text:style-name="T4"><text:line-break/></text:span></text:p>
      <text:p text:style-name="P6">Elektrisch</text:p>
      <text:list xml:id="list2649143556" text:style-name="L1">
        <text:list-item>
          <text:p text:style-name="P9">Die Solarpaneele sind mit einem Überspannungsschutz gegen Blitzeinschlag gesichert.</text:p>
        </text:list-item>
        <text:list-item>
          <text:p text:style-name="P9">Die parallel geschalteten Solarpaneele sind durch eine Sperrdiode geschützt damit der Strom nicht in die andere Reihenschaltung fliesst.</text:p>
        </text:list-item>
        <text:list-item>
          <text:p text:style-name="P9">Direkt nach den Solarmodulen ist ein Leistungsschalter in der Garage angebracht damit die Solarspannung schon vor Ort vom Netz genommen werden kann.</text:p>
        </text:list-item>
        <text:list-item>
          <text:p text:style-name="P9">Die Solaranschlussleitung im <text:span text:style-name="T1">K</text:span>eller hat ebenfalls ein Leistungsschalter damit auch im Keller die Solarspannung getrennt werden kann.</text:p>
        </text:list-item>
        <text:list-item>
          <text:p text:style-name="P9">Der Solarladeregler hat einen Verpolungsschutz, Überlastschutz und einen Temperaturschutz und schaltet bei sonstigen Fehlern ebenfalls automatisch ab.</text:p>
        </text:list-item>
        <text:list-item>
          <text:p text:style-name="P9">Der Batteriemonitor überwacht die Batteriespannung, den Lade- und Entladestrom sowie die Mittelpunktspannung und die Temperatur der Batteriebank.</text:p>
        </text:list-item>
        <text:list-item>
          <text:p text:style-name="P9">Der Wechselrichter hat einen Überspannungsschutz, Unterspannungsschutz und eine Temperaturüberwachung</text:p>
        </text:list-item>
        <text:list-item>
          <text:p text:style-name="P9">Die Batterien haben ein integriertes Batteriemanagementsystem. Dieses schützt jede einzelne Batterie vor Überspannung, Unterspannung, Übertemperatur und Untertemperatur unter 0 Grad Celsius</text:p>
        </text:list-item>
        <text:list-item>
          <text:p text:style-name="P9">Ausserdem schützt das Batteriemanagementsystem auch vor Kurzschluss</text:p>
        </text:list-item>
        <text:list-item>
          <text:p text:style-name="P9">Die Batteriebank ist durch einen Leistungstrennschalter vom System trennbar.</text:p>
        </text:list-item>
        <text:list-item>
          <text:p text:style-name="P9">Der Anschluss der Batteriebank ist durch eine 100A Sicherung vom System abgesichert.</text:p>
        </text:list-item>
        <text:list-item>
          <text:p text:style-name="P9">Die Netzumscha<text:span text:style-name="T2">l</text:span>t-Relais Schaltung und die Versorgungsspannung der Batterieüberwachung ist durch eine 1A Sicherung gegen Kurzschluss abgesichert.</text:p>
        </text:list-item>
        <text:list-item>
          <text:p text:style-name="P9">Der Ausgang des Wechselrichters ist durch eine FI-Sicherung gegen Fehlerströme abgesichert.</text:p>
        </text:list-item>
        <text:list-item>
          <text:p text:style-name="P9">Der Ausgang des Wechselrichters ist über eine Leistungsüberwachung via Wifi vom Netz per Ferne trennbar.</text:p>
        </text:list-item>
        <text:list-item>
          <text:p text:style-name="P9">Das komplette System sendet seine Zustandsdaten zu einer Haussteuerung (IoBroker)</text:p>
        </text:list-item>
        <text:list-item>
          <text:p text:style-name="P9">Ein E-Ink Display zeigt alle wichtigen Systemdaten und Statistiken an.</text:p>
        </text:list-item>
        <text:list-item>
          <text:p text:style-name="P18">Die Anschlüsse mit höherer Spannung sind Finger-sicher abgedeckt.</text:p>
          <text:p text:style-name="P8"/>
        </text:list-item>
      </text:list>
      <text:p text:style-name="P7">Sonstiges</text:p>
      <text:list xml:id="list816942866" text:style-name="L2">
        <text:list-item>
          <text:p text:style-name="P10">Die Schaltung ist feuerfest auf einer Fermacellplatte montiert.</text:p>
        </text:list-item>
        <text:list-item>
          <text:p text:style-name="P11">Im Kellerraum ist ein Feuermelder angebracht.</text:p>
        </text:list-item>
        <text:list-item>
          <text:p text:style-name="P11">Ausserdem ist in etwas Entfernung ein spezieller Sonderlöscher für Lithium-Ionen-Akkus angebracht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mazon Ember" svg:font-family="'Amazon Ember', Arial, sans-serif"/>
    <style:font-face style:name="Montserrat" svg:font-family="Montserrat, sans-serif"/>
    <style:font-face style:name="Arial3" svg:font-family="Arial" style:font-family-generic="swiss"/>
    <style:font-face style:name="Arial" svg:font-family="Arial" style:font-family-generic="roman" style:font-pitch="variable"/>
    <style:font-face style:name="ArialUnicodeMS" svg:font-family="ArialUnicodeMS" style:font-family-generic="roman" style:font-pitch="variable"/>
    <style:font-face style:name="ArialUnicodeMS,Bold" svg:font-family="'ArialUnicodeMS,Bold'" style:font-family-generic="roman" style:font-pitch="variable"/>
    <style:font-face style:name="Liberation Serif" svg:font-family="'Liberation Serif'" style:font-family-generic="roman" style:font-pitch="variable"/>
    <style:font-face style:name="SemplicitaPro-Bold" svg:font-family="SemplicitaPro-Bold" style:font-family-generic="roman" style:font-pitch="variable"/>
    <style:font-face style:name="Arial1" svg:font-family="Arial" style:font-family-generic="swiss" style:font-pitch="variable"/>
    <style:font-face style:name="ArialUnicodeMS1" svg:font-family="ArialUnicodeMS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Pa6" style:family="paragraph" style:default-outline-level="">
      <style:paragraph-properties style:line-height-at-least="0.337cm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0.49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1T15:12:00</meta:creation-date>
    <dc:date>2023-03-26T10:15:48.984000000</dc:date>
    <meta:editing-duration>PT24M34S</meta:editing-duration>
    <meta:editing-cycles>4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40" meta:word-count="425" meta:character-count="3201" meta:non-whitespace-character-count="2841"/>
  </office:meta>
</office:document-meta>
</file>